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objectwithoutfill">
      <style:graphic-properties svg:stroke-width="0.051cm" svg:stroke-color="#000000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3" style:family="graphic" style:parent-style-name="objectwithoutfill">
      <style:graphic-properties svg:stroke-width="0.051cm" draw:marker-start-width="0.276cm" draw:marker-end-width="0.10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0000"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7" style:family="paragraph">
      <style:paragraph-properties fo:text-align="center"/>
      <style:text-properties fo:color="#000000" fo:font-size="8.5pt" fo:font-weight="bold" style:font-size-asian="8.5pt" style:font-weight-asian="bold" style:font-size-complex="8.5pt" style:font-weight-complex="bold"/>
    </style:style>
    <style:style style:name="P8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000000" fo:font-size="8.5pt" fo:font-weight="bold" style:font-size-asian="8.5pt" style:font-weight-asian="bold" style:font-size-complex="8.5pt" style:font-weight-complex="bold"/>
    </style:style>
    <style:style style:name="T7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8" style:family="text"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9" style:family="text"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10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228cm" svg:y1="5.31cm" svg:x2="18.313cm" svg:y2="7.141cm" draw:start-shape="id1" draw:start-glue-point="2" draw:end-shape="id2" draw:end-glue-point="0" svg:d="M14228 5310l4085 1831" svg:viewBox="0 0 4086 1832">
          <text:p/>
        </draw:connector>
        <draw:custom-shape draw:style-name="gr2" draw:text-style-name="P2" xml:id="id1" draw:id="id1" draw:layer="layout" svg:width="3.429cm" svg:height="0.846cm" svg:x="12.514cm" svg:y="4.4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491cm" svg:height="0.851cm" svg:x="12.9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499cm" svg:height="0.851cm" svg:x="2.42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228cm" svg:y1="5.31cm" svg:x2="14.218cm" svg:y2="7.096cm" draw:start-shape="id1" draw:start-glue-point="2" draw:end-shape="id3" draw:end-glue-point="0" svg:d="M14228 5310l-10 1786" svg:viewBox="0 0 11 1787">
          <text:p/>
        </draw:connector>
        <draw:connector draw:style-name="gr5" draw:text-style-name="P1" draw:layer="layout" draw:type="line" svg:x1="14.228cm" svg:y1="5.31cm" svg:x2="3.671cm" svg:y2="7.096cm" draw:start-shape="id1" draw:start-glue-point="2" draw:end-shape="id4" draw:end-glue-point="0" svg:d="M14228 5310l-10557 1786" svg:viewBox="0 0 10558 1787">
          <text:p/>
        </draw:connector>
        <draw:custom-shape draw:style-name="gr6" draw:text-style-name="P4" xml:id="id5" draw:id="id5" draw:layer="layout" svg:width="2.469cm" svg:height="0.762cm" svg:x="3.883cm" svg:y="9.3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5.117cm" svg:y2="9.374cm" draw:start-shape="id4" draw:start-glue-point="2" draw:end-shape="id5" draw:end-glue-point="0" svg:d="M3671 7947l1446 1427" svg:viewBox="0 0 1447 1428">
          <text:p/>
        </draw:connector>
        <draw:custom-shape draw:style-name="gr7" draw:text-style-name="P5" xml:id="id6" draw:id="id6" draw:layer="layout" svg:width="2.032cm" svg:height="1.143cm" svg:x="1.281cm" svg:y="9.194cm">
          <text:p text:style-name="P1"><text:span text:style-name="T4">Prepare</text:span></text:p>
          <text:p text:style-name="P1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2.297cm" svg:y2="9.194cm" draw:start-shape="id4" draw:start-glue-point="2" draw:end-shape="id6" draw:end-glue-point="0" svg:d="M3671 7947l-1374 1247" svg:viewBox="0 0 1375 1248">
          <text:p/>
        </draw:connector>
        <draw:connector draw:style-name="gr1" draw:text-style-name="P1" draw:layer="layout" draw:type="line" svg:x1="2.879cm" svg:y1="11.279cm" svg:x2="5.117cm" svg:y2="10.136cm" draw:start-shape="id7" draw:start-glue-point="0" draw:end-shape="id5" draw:end-glue-point="2" svg:d="M2879 11279l2238-1143" svg:viewBox="0 0 2239 1144">
          <text:p/>
        </draw:connector>
        <draw:custom-shape draw:style-name="gr6" draw:text-style-name="P6" xml:id="id2" draw:id="id2" draw:layer="layout" svg:width="2.334cm" svg:height="0.762cm" svg:x="17.146cm" svg:y="7.14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2.182cm" svg:height="0.76cm" svg:x="22.617cm" svg:y="7.143cm">
          <text:p text:style-name="P1"><text:span text:style-name="T6">Check</text:span></text:p>
          <text:p text:style-name="P1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228cm" svg:y1="5.31cm" svg:x2="23.708cm" svg:y2="7.143cm" draw:start-shape="id1" draw:start-glue-point="2" draw:end-shape="id8" draw:end-glue-point="0" svg:d="M14228 5310l9480 1833" svg:viewBox="0 0 9481 1834">
          <text:p/>
        </draw:connector>
        <draw:custom-shape draw:style-name="gr8" draw:text-style-name="P8" xml:id="id7" draw:id="id7" draw:layer="layout" svg:width="1.524cm" svg:height="1.016cm" svg:x="2.117cm" svg:y="11.279cm">
          <text:p text:style-name="P1"><text:span text:style-name="T7">Remove </text:span></text:p>
          <text:p text:style-name="P1"><text:span text:style-name="T7">Left</text:span></text:p>
          <text:p text:style-name="P1"><text:span text:style-name="T7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9" draw:id="id9" draw:layer="layout" svg:width="1.524cm" svg:height="1.016cm" svg:x="4.349cm" svg:y="11.279cm">
          <text:p text:style-name="P1"><text:span text:style-name="T8">Remove</text:span></text:p>
          <text:p text:style-name="P1"><text:span text:style-name="T8">Right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.111cm" svg:y1="11.279cm" svg:x2="5.117cm" svg:y2="10.136cm" draw:start-shape="id9" draw:start-glue-point="0" draw:end-shape="id5" draw:end-glue-point="2" svg:d="M5111 11279l6-1143" svg:viewBox="0 0 7 1144">
          <text:p/>
        </draw:connector>
        <draw:custom-shape draw:style-name="gr7" draw:text-style-name="P5" xml:id="id10" draw:id="id10" draw:layer="layout" svg:width="1.524cm" svg:height="1.016cm" svg:x="12.49cm" svg:y="9.3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1.524cm" svg:height="1.016cm" svg:x="14.422cm" svg:y="9.301cm">
          <text:p text:style-name="P1"><text:span text:style-name="T9">Weld</text:span></text:p>
          <text:p text:style-name="P1"><text:span text:style-name="T9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252cm" svg:y1="9.301cm" svg:x2="14.218cm" svg:y2="7.947cm" draw:start-shape="id10" draw:start-glue-point="0" draw:end-shape="id3" draw:end-glue-point="2" svg:d="M13252 9301l966-1354" svg:viewBox="0 0 967 1355">
          <text:p/>
        </draw:connector>
        <draw:connector draw:style-name="gr1" draw:text-style-name="P1" draw:layer="layout" draw:type="line" svg:x1="15.184cm" svg:y1="9.301cm" svg:x2="14.218cm" svg:y2="7.947cm" draw:start-shape="id11" draw:start-glue-point="0" draw:end-shape="id3" draw:end-glue-point="2" svg:d="M15184 9301l-966-1354" svg:viewBox="0 0 967 1355">
          <text:p/>
        </draw:connector>
        <draw:custom-shape draw:style-name="gr7" draw:text-style-name="P5" xml:id="id12" draw:id="id12" draw:layer="layout" svg:width="1.73cm" svg:height="1.143cm" svg:x="16.421cm" svg:y="9.219cm">
          <text:p text:style-name="P1"><text:span text:style-name="T8">Check</text:span></text:p>
          <text:p text:style-name="P1"><text:span text:style-name="T8">Panel</text:span></text:p>
          <text:p text:style-name="P1"><text:span text:style-name="T8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3" draw:id="id13" draw:layer="layout" svg:width="1.63cm" svg:height="1.143cm" svg:x="18.592cm" svg:y="9.219cm">
          <text:p text:style-name="P1"><text:span text:style-name="T9">Check</text:span></text:p>
          <text:p text:style-name="P1"><text:span text:style-name="T9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4" draw:id="id14" draw:layer="layout" svg:width="1.686cm" svg:height="1.142cm" svg:x="20.677cm" svg:y="9.22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5" draw:id="id15" draw:layer="layout" svg:width="1.738cm" svg:height="1.142cm" svg:x="22.83cm" svg:y="9.22cm">
          <text:p text:style-name="P1"><text:span text:style-name="T9">Check</text:span></text:p>
          <text:p text:style-name="P1"><text:span text:style-name="T9">Cascading</text:span></text:p>
          <text:p text:style-name="P1"><text:span text:style-name="T9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6" draw:id="id16" draw:layer="layout" svg:width="1.738cm" svg:height="1.141cm" svg:x="25.035cm" svg:y="9.22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286cm" svg:y1="9.219cm" svg:x2="18.313cm" svg:y2="7.903cm" draw:start-shape="id12" draw:start-glue-point="0" draw:end-shape="id2" draw:end-glue-point="2" svg:d="M17286 9219l1027-1316" svg:viewBox="0 0 1028 1317">
          <text:p/>
        </draw:connector>
        <draw:connector draw:style-name="gr1" draw:text-style-name="P1" draw:layer="layout" draw:type="line" svg:x1="19.407cm" svg:y1="9.219cm" svg:x2="18.313cm" svg:y2="7.903cm" draw:start-shape="id13" draw:start-glue-point="0" draw:end-shape="id2" draw:end-glue-point="2" svg:d="M19407 9219l-1094-1316" svg:viewBox="0 0 1095 1317">
          <text:p/>
        </draw:connector>
        <draw:connector draw:style-name="gr1" draw:text-style-name="P1" draw:layer="layout" draw:type="line" svg:x1="21.52cm" svg:y1="9.22cm" svg:x2="23.708cm" svg:y2="7.903cm" draw:start-shape="id14" draw:start-glue-point="0" draw:end-shape="id8" draw:end-glue-point="2" svg:d="M21520 9220l2188-1317" svg:viewBox="0 0 2189 1318">
          <text:p/>
        </draw:connector>
        <draw:connector draw:style-name="gr1" draw:text-style-name="P1" draw:layer="layout" draw:type="line" svg:x1="23.699cm" svg:y1="9.22cm" svg:x2="23.708cm" svg:y2="7.903cm" draw:start-shape="id15" draw:end-shape="id8" draw:end-glue-point="2" svg:d="M23699 9220l9-1317" svg:viewBox="0 0 10 1318">
          <text:p/>
        </draw:connector>
        <draw:connector draw:style-name="gr1" draw:text-style-name="P1" draw:layer="layout" draw:type="line" svg:x1="25.904cm" svg:y1="9.221cm" svg:x2="23.708cm" svg:y2="7.903cm" draw:start-shape="id16" draw:start-glue-point="0" draw:end-shape="id8" draw:end-glue-point="2" svg:d="M25904 9221l-2196-1318" svg:viewBox="0 0 2197 1319">
          <text:p/>
        </draw:connector>
        <draw:connector draw:style-name="gr9" draw:text-style-name="P1" draw:layer="layout" draw:type="line" svg:x1="14.014cm" svg:y1="9.809cm" svg:x2="14.422cm" svg:y2="9.809cm" draw:start-shape="id10" draw:start-glue-point="1" draw:end-shape="id11" draw:end-glue-point="3" svg:d="M14014 9809h408" svg:viewBox="0 0 409 1">
          <text:p/>
        </draw:connector>
        <draw:frame draw:style-name="gr10" draw:text-style-name="P9" draw:layer="layout" svg:width="4.456cm" svg:height="0.67cm" svg:x="1.578cm" svg:y="12.9cm">
          <draw:text-box>
            <text:p><text:span text:style-name="T10">Human's Primitive Goal</text:span></text:p>
          </draw:text-box>
        </draw:frame>
        <draw:custom-shape draw:style-name="gr11" draw:text-style-name="P2" draw:layer="layout" svg:width="0.381cm" svg:height="0.419cm" svg:x="1.3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3.868cm" svg:height="0.67cm" svg:x="7.165cm" svg:y="12.9cm">
          <draw:text-box>
            <text:p><text:span text:style-name="T10">Robot's Primitive Goal</text:span></text:p>
          </draw:text-box>
        </draw:frame>
        <draw:custom-shape draw:style-name="gr12" draw:text-style-name="P2" draw:layer="layout" svg:width="0.381cm" svg:height="0.419cm" svg:x="6.9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7" draw:id="id17" draw:layer="layout" svg:width="1.524cm" svg:height="1.016cm" svg:x="6.55cm" svg:y="11.28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312cm" svg:y1="11.28cm" svg:x2="5.117cm" svg:y2="10.136cm" draw:start-shape="id17" draw:start-glue-point="0" draw:end-shape="id5" draw:end-glue-point="2" svg:d="M7312 11280l-2195-1144" svg:viewBox="0 0 2196 1145">
          <text:p/>
        </draw:connector>
        <draw:custom-shape draw:style-name="gr3" draw:text-style-name="P3" xml:id="id19" draw:id="id19" draw:layer="layout" svg:width="2.667cm" svg:height="0.851cm" svg:x="8.183cm" svg:y="7.197cm">
          <text:p text:style-name="P1"><text:span text:style-name="T2">Prepare 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8" draw:id="id18" draw:layer="layout" svg:width="1.524cm" svg:height="1.016cm" svg:x="6.831cm" svg:y="9.302cm">
          <text:p text:style-name="P1"><text:span text:style-name="T9">Take Out</text:span></text:p>
          <text:p text:style-name="P1"><text:span text:style-name="T9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1.524cm" svg:height="1.016cm" svg:x="8.763cm" svg:y="9.302cm">
          <text:p text:style-name="P1"><text:span text:style-name="T8">Unroll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593cm" svg:y1="9.302cm" svg:x2="9.516cm" svg:y2="8.048cm" draw:start-shape="id18" draw:start-glue-point="0" draw:end-shape="id19" draw:end-glue-point="2" svg:d="M7593 9302l1923-1254" svg:viewBox="0 0 1924 1255">
          <text:p/>
        </draw:connector>
        <draw:connector draw:style-name="gr1" draw:text-style-name="P1" draw:layer="layout" draw:type="line" svg:x1="9.525cm" svg:y1="9.302cm" svg:x2="9.516cm" svg:y2="8.048cm" draw:start-shape="id20" draw:start-glue-point="0" draw:end-shape="id19" draw:end-glue-point="2" svg:d="M9525 9302l-9-1254" svg:viewBox="0 0 10 1255">
          <text:p/>
        </draw:connector>
        <draw:connector draw:style-name="gr9" draw:text-style-name="P1" draw:layer="layout" draw:type="line" svg:x1="8.355cm" svg:y1="9.81cm" svg:x2="8.763cm" svg:y2="9.81cm" draw:start-shape="id18" draw:start-glue-point="1" draw:end-shape="id20" draw:end-glue-point="3" svg:d="M8355 9810h408" svg:viewBox="0 0 409 1">
          <text:p/>
        </draw:connector>
        <draw:connector draw:style-name="gr5" draw:text-style-name="P1" draw:layer="layout" draw:type="line" svg:x1="14.228cm" svg:y1="5.31cm" svg:x2="9.516cm" svg:y2="7.197cm" draw:start-shape="id1" draw:start-glue-point="2" draw:end-shape="id19" draw:end-glue-point="0" svg:d="M14228 5310l-4712 1887" svg:viewBox="0 0 4713 1888">
          <text:p/>
        </draw:connector>
        <draw:connector draw:style-name="gr9" draw:text-style-name="P1" draw:layer="layout" draw:type="line" svg:x1="3.313cm" svg:y1="9.765cm" svg:x2="3.883cm" svg:y2="9.755cm" draw:start-shape="id6" draw:start-glue-point="1" draw:end-shape="id5" draw:end-glue-point="3" svg:d="M3313 9765l570-10" svg:viewBox="0 0 571 11">
          <text:p/>
        </draw:connector>
        <draw:custom-shape draw:style-name="gr7" draw:text-style-name="P5" xml:id="id21" draw:id="id21" draw:layer="layout" svg:width="1.524cm" svg:height="1.016cm" svg:x="10.664cm" svg:y="9.303cm">
          <text:p text:style-name="P1"><text:span text:style-name="T8">Place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426cm" svg:y1="9.303cm" svg:x2="9.516cm" svg:y2="8.048cm" draw:start-shape="id21" draw:start-glue-point="0" draw:end-shape="id19" draw:end-glue-point="2" svg:d="M11426 9303l-1910-1255" svg:viewBox="0 0 1911 1256">
          <text:p/>
        </draw:connector>
        <draw:connector draw:style-name="gr9" draw:text-style-name="P1" draw:layer="layout" draw:type="line" svg:x1="15.464cm" svg:y1="7.521cm" svg:x2="17.146cm" svg:y2="7.522cm" draw:start-shape="id3" draw:start-glue-point="1" draw:end-shape="id2" draw:end-glue-point="3" svg:d="M15464 7521l1682 1" svg:viewBox="0 0 1683 2">
          <text:p/>
        </draw:connector>
        <draw:connector draw:style-name="gr9" draw:text-style-name="P1" draw:layer="layout" draw:type="line" svg:x1="22.363cm" svg:y1="9.791cm" svg:x2="22.83cm" svg:y2="9.791cm" draw:start-shape="id14" draw:start-glue-point="1" draw:end-shape="id15" svg:d="M22363 9791h467" svg:viewBox="0 0 468 1">
          <text:p/>
        </draw:connector>
        <draw:connector draw:style-name="gr9" draw:text-style-name="P1" draw:layer="layout" draw:type="line" svg:x1="24.568cm" svg:y1="9.791cm" svg:x2="25.035cm" svg:y2="9.791cm" draw:start-shape="id15" draw:end-shape="id16" svg:d="M24568 9791h467" svg:viewBox="0 0 468 1">
          <text:p/>
        </draw:connector>
        <draw:connector draw:style-name="gr9" draw:text-style-name="P1" draw:layer="layout" draw:type="line" svg:x1="4.909cm" svg:y1="7.622cm" svg:x2="8.162cm" svg:y2="7.623cm" svg:d="M4909 7622l3253 1" svg:viewBox="0 0 3254 2">
          <text:p/>
        </draw:connector>
        <draw:line draw:style-name="gr13" draw:text-style-name="P1" draw:layer="layout" svg:x1="4.937cm" svg:y1="7.324cm" svg:x2="7.731cm" svg:y2="7.324cm">
          <text:p/>
        </draw:line>
        <draw:line draw:style-name="gr13" draw:text-style-name="P1" draw:layer="layout" svg:x1="7.753cm" svg:y1="7.35cm" svg:x2="7.753cm" svg:y2="6.878cm">
          <text:p/>
        </draw:line>
        <draw:line draw:style-name="gr13" draw:text-style-name="P1" draw:layer="layout" svg:x1="7.731cm" svg:y1="6.89cm" svg:x2="11.287cm" svg:y2="6.89cm">
          <text:p/>
        </draw:line>
        <draw:line draw:style-name="gr13" draw:text-style-name="P1" xml:id="id22" draw:id="id22" draw:layer="layout" svg:x1="11.263cm" svg:y1="7.513cm" svg:x2="11.263cm" svg:y2="6.916cm">
          <text:p/>
        </draw:line>
        <draw:connector draw:style-name="gr9" draw:text-style-name="P1" draw:layer="layout" draw:type="line" svg:x1="11.263cm" svg:y1="7.513cm" svg:x2="12.973cm" svg:y2="7.521cm" draw:start-shape="id22" draw:start-glue-point="2" draw:end-shape="id3" svg:d="M11263 7513l1710 8" svg:viewBox="0 0 1711 9">
          <text:p/>
        </draw:connector>
        <draw:connector draw:style-name="gr9" draw:text-style-name="P1" draw:layer="layout" draw:type="line" svg:x1="5.861cm" svg:y1="11.588cm" svg:x2="6.538cm" svg:y2="11.589cm" svg:d="M5861 11588l677 1" svg:viewBox="0 0 678 2">
          <text:p/>
        </draw:connector>
        <draw:line draw:style-name="gr13" draw:text-style-name="P1" draw:layer="layout" svg:x1="3.649cm" svg:y1="11.795cm" svg:x2="3.921cm" svg:y2="11.795cm">
          <text:p/>
        </draw:line>
        <draw:line draw:style-name="gr13" draw:text-style-name="P1" draw:layer="layout" svg:x1="3.899cm" svg:y1="12.568cm" svg:x2="3.899cm" svg:y2="11.773cm">
          <text:p/>
        </draw:line>
        <draw:line draw:style-name="gr13" draw:text-style-name="P1" draw:layer="layout" svg:x1="3.877cm" svg:y1="12.557cm" svg:x2="6.132cm" svg:y2="12.557cm">
          <text:p/>
        </draw:line>
        <draw:connector draw:style-name="gr9" draw:text-style-name="P1" draw:layer="layout" draw:type="line" svg:x1="6.11cm" svg:y1="12.052cm" svg:x2="6.526cm" svg:y2="12.046cm" svg:d="M6110 12052l416-6" svg:viewBox="0 0 417 7">
          <text:p/>
        </draw:connector>
        <draw:line draw:style-name="gr13" draw:text-style-name="P1" draw:layer="layout" svg:x1="6.132cm" svg:y1="12.581cm" svg:x2="6.132cm" svg:y2="12.049cm">
          <text:p/>
        </draw:line>
        <draw:connector draw:style-name="gr9" draw:text-style-name="P1" draw:layer="layout" draw:type="line" svg:x1="18.151cm" svg:y1="9.79cm" svg:x2="18.592cm" svg:y2="9.79cm" draw:start-shape="id12" draw:end-shape="id13" svg:d="M18151 9790h441" svg:viewBox="0 0 44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6-04T17:19:13.789124161</dc:date>
    <meta:editing-duration>PT4H32M9S</meta:editing-duration>
    <meta:editing-cycles>109</meta:editing-cycles>
    <meta:generator>LibreOffice/4.2.8.2$Linux_X86_64 LibreOffice_project/420m0$Build-2</meta:generator>
    <meta:document-statistic meta:object-count="64"/>
  </office:meta>
</office:document-meta>
</file>